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4667f" draw:textarea-horizontal-align="left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  <style:text-properties style:font-name="Cantarell"/>
    </style:style>
    <style:style style:name="P2" style:family="paragraph">
      <loext:graphic-properties draw:fill="solid" draw:fill-color="#64667f"/>
      <style:paragraph-properties fo:text-align="start"/>
      <style:text-properties fo:color="#ffffff" style:font-name="Cantarell" fo:font-weight="bold" style:font-weight-asian="bold" style:font-weight-complex="bold"/>
    </style:style>
    <style:style style:name="P3" style:family="paragraph">
      <style:paragraph-properties fo:text-align="center"/>
      <style:text-properties fo:color="#ffffff" style:font-name="Cantarell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Cantarell" fo:font-size="14pt" style:font-size-asian="14pt" style:font-size-complex="14pt"/>
    </style:style>
    <style:style style:name="T1" style:family="text">
      <style:text-properties fo:color="#ffffff" style:font-name="Cantarell" fo:font-weight="bold" style:font-weight-asian="bold" style:font-weight-complex="bold"/>
    </style:style>
    <style:style style:name="T2" style:family="text">
      <style:text-properties fo:color="#ffffff" style:font-name="Cantarel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4.572cm" svg:x="4.048cm" svg:y="7.35cm">
          <text:p text:style-name="P1"><text:span text:style-name="T1">AFNIX</text:span></text:p>
          <text:p text:style-name="P1"><text:span text:style-name="T1"/></text:p>
          <text:p text:style-name="P1"><text:span text:style-name="T1">WRITING</text:span></text:p>
          <text:p text:style-name="P1"><text:span text:style-name="T1"/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72cm" svg:height="0.889cm" draw:transform="rotate (1.5707963267949) translate (7.731cm 11.922cm)">
          <draw:text-box>
            <text:p text:style-name="P3"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I</text:span><text:span text:style-name="T2">I</text:span><text:span text:style-name="T2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ury Darsch</meta:initial-creator>
    <meta:creation-date>2013-01-01T18:29:57</meta:creation-date>
    <dc:date>2019-09-28T12:20:51.322161582</dc:date>
    <meta:editing-duration>PT8M7S</meta:editing-duration>
    <meta:editing-cycles>8</meta:editing-cycles>
    <meta:generator>LibreOffice/6.2.7.1$Linux_X86_64 LibreOffice_project/20$Build-1</meta:generator>
    <meta:document-statistic meta:object-count="2"/>
  </office:meta>
</office:document-meta>
</file>